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200000025871EEE60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techpoly-outline1">
      <style:graphic-properties fo:min-height="13.86cm"/>
    </style:style>
    <style:style style:name="pr2" style:family="presentation" style:parent-style-name="lyt-techpoly-notes">
      <style:graphic-properties draw:fill-color="#ffffff" fo:min-height="12.572cm"/>
    </style:style>
    <style:style style:name="pr3" style:family="presentation" style:parent-style-name="lyt-techpoly-title">
      <style:graphic-properties draw:fill-color="#ffffff" draw:auto-grow-height="true" fo:min-height="3.506cm"/>
    </style:style>
    <style:style style:name="pr4" style:family="presentation" style:parent-style-name="lyt-techpoly-outline1">
      <style:graphic-properties draw:fill-color="#ffffff" draw:auto-grow-height="true" fo:min-height="13.86cm"/>
    </style:style>
    <style:style style:name="pr5" style:family="presentation" style:parent-style-name="lyt-techpoly-notes">
      <style:graphic-properties draw:fill-color="#ffffff" draw:auto-grow-height="true" fo:min-height="12.572cm"/>
    </style:style>
    <style:style style:name="pr6" style:family="presentation" style:parent-style-name="lyt-techpoly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1.2cm" fo:margin-right="0cm" fo:text-align="end" fo:text-indent="-0.9cm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text-align="start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text-properties fo:font-family="'Courier 10 Pitch'" style:font-pitch="fixed" fo:font-size="20pt" fo:font-weight="bold" style:font-size-asian="20pt" style:font-weight-asian="bold" style:font-size-complex="20pt" style:font-weight-complex="bold"/>
    </style:style>
    <style:style style:name="P10" style:family="paragraph">
      <style:text-properties fo:font-family="'Courier 10 Pitch'" style:font-pitch="fixed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family="Albany" style:font-family-generic="swiss"/>
    </style:style>
    <style:style style:name="T4" style:family="text">
      <style:text-properties fo:font-family="'Courier 10 Pitch'" style:font-pitch="fixed"/>
    </style:style>
    <style:style style:name="T5" style:family="text">
      <style:text-properties fo:font-family="'Courier 10 Pitch'" style:font-pitch="fixed"/>
    </style:style>
    <style:style style:name="T6" style:family="text">
      <style:text-properties fo:font-family="'Courier 10 Pitch'" style:font-pitch="fixed" fo:font-size="24pt" style:font-size-asian="24pt" style:font-size-complex="24pt"/>
    </style:style>
    <style:style style:name="T7" style:family="text">
      <style:text-properties fo:font-family="'Courier 10 Pitch'" style:font-pitch="fixed" fo:font-size="32pt" style:font-size-asian="32pt" style:font-size-complex="32pt"/>
    </style:style>
    <style:style style:name="T8" style:family="text">
      <style:text-properties fo:font-family="Albany" style:font-family-generic="swiss" fo:font-size="32pt" style:font-size-asian="32pt" style:font-size-complex="32pt"/>
    </style:style>
    <style:style style:name="T9" style:family="text">
      <style:text-properties fo:font-family="'Courier 10 Pitch'" style:font-pitch="fixed" fo:font-size="24pt" style:font-size-asian="24pt" style:font-size-complex="24pt"/>
    </style:style>
    <style:style style:name="T10" style:family="text">
      <style:text-properties fo:font-family="Albany" style:font-family-generic="swiss" fo:font-size="32pt" style:font-size-asian="32pt" style:font-size-complex="32pt"/>
    </style:style>
    <style:style style:name="T11" style:family="text">
      <style:text-properties fo:font-family="'Courier 10 Pitch'" style:font-pitch="fixed"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family="Albany" style:font-family-generic="swiss" fo:font-size="32pt" style:font-size-asian="32pt" style:font-size-complex="32pt"/>
    </style:style>
    <style:style style:name="T13" style:family="text">
      <style:text-properties fo:font-family="Albany" style:font-family-generic="swiss"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family="'Courier 10 Pitch'" style:font-pitch="fixed" fo:font-size="32pt" fo:font-weight="bold" style:font-size-asian="32pt" style:font-weight-asian="bold" style:font-size-complex="32pt" style:font-weight-complex="bold"/>
    </style:style>
    <style:style style:name="T15" style:family="text">
      <style:text-properties fo:font-family="'Courier 10 Pitch'" style:font-pitch="fixed"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1">
        <office:forms form:automatic-focus="false" form:apply-design-mode="false"/>
        <draw:frame presentation:style-name="pr1" draw:text-style-name="P1" draw:layer="layout" svg:width="25.199cm" svg:height="13.86cm" svg:x="1.4cm" svg:y="4.914cm" presentation:class="outline" presentation:user-transformed="true">
          <draw:text-box>
            <text:p text:style-name="P1"><text:span text:style-name="T1">“</text:span><text:span text:style-name="T1">Modern” Linux Device Management</text:span></text:p>
            <text:p text:style-name="P1"/>
            <text:p text:style-name="P1">Bonnie King</text:p>
            <text:p text:style-name="P1">Fermi Linux User Group</text:p>
            <text:p text:style-name="P1">October 31 2012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1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3">udev?</text:p>
          </draw:text-box>
        </draw:frame>
        <draw:frame presentation:style-name="pr4" draw:text-style-name="P4" draw:layer="layout" svg:width="25.199cm" svg:height="17.161cm" svg:x="1.4cm" svg:y="4.914cm" presentation:class="outline" presentation:user-transformed="true">
          <draw:text-box>
            <text:list text:style-name="L1">
              <text:list-item>
                <text:p text:style-name="P4">Device manager for the Linux kernel</text:p>
              </text:list-item>
              <text:list-item>
                <text:p text:style-name="P4">Replaces <text:span text:style-name="T2">/dev, devfs, hotplug</text:span>...</text:p>
              </text:list-item>
              <text:list-item>
                <text:p text:style-name="P4">Depends on <text:span text:style-name="T2">sysfs</text:span></text:p>
              </text:list-item>
              <text:list-item>
                <text:p text:style-name="P4">Uses <text:span text:style-name="T2">netlink</text:span> to send messages</text:p>
                <text:p text:style-name="P4"/>
                <text:p text:style-name="P4"/>
                <text:p text:style-name="P4"/>
                <text:p text:style-name="P4"/>
                <text:p text:style-name="P5"/>
                <text:p text:style-name="P4"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.../dev?</text:p>
          </draw:text-box>
        </draw:frame>
        <draw:frame presentation:style-name="pr1" draw:layer="layout" svg:width="25.199cm" svg:height="13.86cm" svg:x="1.4cm" svg:y="4.914cm" presentation:class="outline">
          <draw:text-box>
            <text:list text:style-name="L1">
              <text:list-item>
                <text:p>Provided a file-like interface (nodes) to devices</text:p>
              </text:list-item>
              <text:list-item>
                <text:p>Names created at install</text:p>
              </text:list-item>
              <text:list-item>
                <text:p><text:span text:style-name="T3">Software interacts with driver with standard I/O system calls</text:span></text:p>
              </text:list-item>
              <text:list-item>
                <text:p><text:span text:style-name="T3">Special files:</text:span></text:p>
                <text:list>
                  <text:list-item>
                    <text:p><text:span text:style-name="T3">Block files (seekable)</text:span></text:p>
                  </text:list-item>
                  <text:list-item>
                    <text:p><text:span text:style-name="T3">Character files (sequential)</text:span></text:p>
                  </text:list-item>
                  <text:list-item>
                    <text:p><text:span text:style-name="T3">Pseudo-devices (</text:span><text:span text:style-name="T4">/dev/null</text:span><text:span text:style-name="T3">, </text:span><text:span text:style-name="T4">/dev/urandom</text:span><text:span text:style-name="T3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oblems</text:p>
          </draw:text-box>
        </draw:frame>
        <draw:frame presentation:style-name="pr1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It is a dir created by <text:span text:style-name="T5">makedev (mknod)</text:span>: full of files and directories, (usually) signifying nothing.</text:p>
              </text:list-item>
              <text:list-item>
                <text:p>Populated with everything that may or may not be present in the system</text:p>
              </text:list-item>
              <text:list-item>
                <text:p>No persistent naming</text:p>
              </text:list-item>
              <text:list-item>
                <text:p>Ran out of major/minor number pai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vfs (2.4.10)</text:p>
          </draw:text-box>
        </draw:frame>
        <draw:frame presentation:style-name="pr1" draw:layer="layout" svg:width="25.199cm" svg:height="13.86cm" svg:x="1.4cm" svg:y="4.914cm" presentation:class="outline">
          <draw:text-box>
            <text:list text:style-name="L1">
              <text:list-item>
                <text:p>Virtual filesystem</text:p>
              </text:list-item>
              <text:list-item>
                <text:p>Files created by calls by device driver</text:p>
              </text:list-item>
              <text:list-item>
                <text:p>Problems with persistent nam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udev (2.6)</text:p>
          </draw:text-box>
        </draw:frame>
        <draw:frame presentation:style-name="pr1" draw:layer="layout" svg:width="25.199cm" svg:height="13.86cm" svg:x="1.4cm" svg:y="4.914cm" presentation:class="outline" presentation:user-transformed="true">
          <draw:text-box>
            <text:p/>
            <text:list text:style-name="L1">
              <text:list-header>
                <text:p/>
                <text:p text:style-name="P7"><text:s/>Takes information exported by <text:span text:style-name="T2">sysfs</text:span>, and does stuff based on rules provided by user 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udev system</text:p>
          </draw:text-box>
        </draw:frame>
        <draw:frame presentation:style-name="pr1" draw:text-style-name="P8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 text:style-name="P8"><text:span text:style-name="T2">libudev</text:span></text:p>
              </text:list-item>
              <text:list-item>
                <text:p text:style-name="P8"><text:span text:style-name="T2">udevd</text:span></text:p>
              </text:list-item>
              <text:list-item>
                <text:p text:style-name="P8"><text:span text:style-name="T2">udevadm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ysfs (2.6)</text:p>
          </draw:text-box>
        </draw:frame>
        <draw:frame presentation:style-name="pr1" draw:layer="layout" svg:width="25.199cm" svg:height="13.86cm" svg:x="1.4cm" svg:y="4.914cm" presentation:class="outline">
          <draw:text-box>
            <text:p>VFS that is like (parts of) procfs, but not a complete mess.</text:p>
            <text:list text:style-name="L1">
              <text:list-item>
                <text:p><text:span text:style-name="T4">/devices</text:span></text:p>
              </text:list-item>
              <text:list-item>
                <text:p><text:span text:style-name="T4">/bus/</text:span></text:p>
                <text:p><text:span text:style-name="T4">/bus/devices</text:span></text:p>
                <text:p><text:span text:style-name="T4">/bus/drivers</text:span></text:p>
              </text:list-item>
              <text:list-item>
                <text:p><text:span text:style-name="T4">/class</text:span></text:p>
              </text:list-item>
              <text:list-item>
                <text:p><text:span text:style-name="T4">/block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techpoly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udevd</text:p>
          </draw:text-box>
        </draw:frame>
        <draw:frame presentation:style-name="pr1" draw:layer="layout" svg:width="25.199cm" svg:height="13.86cm" svg:x="1.4cm" svg:y="4.914cm" presentation:class="outline">
          <draw:text-box>
            <text:list text:style-name="L1">
              <text:list-item>
                <text:p>Runs as a daemon and listens for uevents from the kernel (<text:span text:style-name="T2">netlink</text:span> socket, asynchronous [can be queued])</text:p>
              </text:list-item>
              <text:list-item>
                <text:p>Dynamically populates the <text:span text:style-name="T5">/dev</text:span> <text:s/>directory</text:p>
              </text:list-item>
              <text:list-item>
                <text:p>Can create device nodes and load drivers according to <text:span text:style-name="T2">udev</text:span> rul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techpoly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uevent</text:p>
          </draw:text-box>
        </draw:frame>
        <draw:frame presentation:style-name="pr1" draw:layer="layout" svg:width="25.199cm" svg:height="13.86cm" svg:x="1.4cm" svg:y="4.914cm" presentation:class="outline">
          <draw:text-box>
            <text:list text:style-name="L1">
              <text:list-item>
                <text:p>message sent from kernel when device is detected (over <text:span text:style-name="T2">netlink</text:span>)</text:p>
              </text:list-item>
              <text:list-item>
                <text:p>contains MODALIAS and other info</text:p>
              </text:list-item>
              <text:list-item>
                <text:p><text:span text:style-name="T2">udev</text:span> triggers module loading/arbitrary stuff defined in rul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techpoly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rules</text:p>
          </draw:text-box>
        </draw:frame>
        <draw:frame presentation:style-name="pr1" draw:layer="layout" svg:width="25.199cm" svg:height="13.86cm" svg:x="1.4cm" svg:y="4.914cm" presentation:class="outline">
          <draw:text-box>
            <text:list text:style-name="L1">
              <text:list-item>
                <text:p>Read from <text:span text:style-name="T4">/etc/udev/rules.d/*</text:span> by <text:span text:style-name="T2">udevd</text:span>, stored in memory</text:p>
              </text:list-item>
              <text:list-item>
                <text:p>Will update when rules are edited (<text:span text:style-name="T2">inotify</text:span>)</text:p>
              </text:list-item>
              <text:list-item>
                <text:p><text:span text:style-name="T4">udevd</text:span> uses data from kernel via <text:span text:style-name="T2">netlink socket</text:span> and matches it to rul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techpoly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udevadm</text:p>
          </draw:text-box>
        </draw:frame>
        <draw:frame presentation:style-name="pr1" draw:layer="layout" svg:width="25.199cm" svg:height="13.86cm" svg:x="1.4cm" svg:y="4.914cm" presentation:class="outline">
          <draw:text-box>
            <text:p>Get info from udevadm:</text:p>
            <text:list text:style-name="L1">
              <text:list-header>
                <text:p><text:span text:style-name="T6">$ udevadm info -a -p /sys/class/net/eth0/</text:span></text:p>
              </text:list-header>
            </text:list>
            <text:p><text:span text:style-name="T7"/></text:p>
            <text:p><text:span text:style-name="T8">Show messages:</text:span></text:p>
            <text:list text:continue-numbering="true" text:style-name="L1">
              <text:list-header>
                <text:p><text:span text:style-name="T9">$ udevadm monitor –env</text:span></text:p>
              </text:list-header>
            </text:list>
            <text:p><text:span text:style-name="T10"/></text:p>
            <text:p><text:span text:style-name="T10">Show all kinds of info :</text:span></text:p>
            <text:list text:continue-numbering="true" text:style-name="L1">
              <text:list-header>
                <text:p><text:span text:style-name="T9">$ udevadm info -a -p {device path}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techpoly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ules</text:p>
          </draw:text-box>
        </draw:frame>
        <draw:frame presentation:style-name="pr1" draw:text-style-name="P9" draw:layer="layout" svg:width="25.199cm" svg:height="13.86cm" svg:x="1.4cm" svg:y="4.914cm" presentation:class="outline" presentation:user-transformed="true">
          <draw:text-box>
            <text:list text:style-name="L1">
              <text:list-header>
                <text:p text:style-name="P9"><text:span text:style-name="T11"># console</text:span></text:p>
                <text:p text:style-name="P9"><text:span text:style-name="T11">KERNEL=="console", MODE="0600", OPTIONS="last_rule"</text:span></text:p>
                <text:p text:style-name="P9"><text:span text:style-name="T11"/></text:p>
                <text:p text:style-name="P9"><text:span text:style-name="T11"># serial devices</text:span></text:p>
                <text:p text:style-name="P9"><text:span text:style-name="T11">SUBSYSTEM=="usb*", ATTRS{product}=="[Tt][Rr]*560", OWNER=”bonniek”, GROUP=”engineering”, MODE=”660”, SYMLINK+="tricorder", RUN=”/usr/bin/sync_tricorder.sh”</text:span></text:p>
                <text:p text:style-name="P9"><text:span text:style-name="T11"/></text:p>
                <text:p text:style-name="P9"><text:span text:style-name="T11"># serial port</text:span></text:p>
                <text:p text:style-name="P9"><text:span text:style-name="T11"><text:s text:c="2"/></text:span><text:span text:style-name="T11">KERNEL=="ttyS*", GROUP=”uucp”, MODE=”600”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techpoly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HAL/dbus</text:p>
          </draw:text-box>
        </draw:frame>
        <draw:frame presentation:style-name="pr1" draw:text-style-name="P10" draw:layer="layout" svg:width="25.199cm" svg:height="13.86cm" svg:x="1.4cm" svg:y="4.914cm" presentation:class="outline" presentation:user-transformed="true">
          <draw:text-box>
            <text:list text:style-name="L1">
              <text:list-header>
                <text:p><text:span text:style-name="T12">HAL (deprecated, but being merged into dbus) provides the abstraction layer/interface between udev and dbus (in </text:span><text:span text:style-name="T13">SL5/6</text:span><text:span text:style-name="T12">):</text:span></text:p>
                <text:p><text:span text:style-name="T14"/></text:p>
                <text:p><text:span text:style-name="T15">[root@gerda rules.d]# cat 90-hal.rules </text:span></text:p>
                <text:p><text:span text:style-name="T15">#pass all events to the HAL daemon</text:span></text:p>
                <text:p><text:span text:style-name="T15">RUN+="socket:@/org/freedesktop/hal/udev_event"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techpoly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udisks/upower</text:p>
          </draw:text-box>
        </draw:frame>
        <draw:frame presentation:style-name="pr1" draw:layer="layout" svg:width="25.199cm" svg:height="13.86cm" svg:x="1.4cm" svg:y="4.914cm" presentation:class="outline">
          <draw:text-box>
            <text:list text:style-name="L1">
              <text:list-item>
                <text:p>No need for HAL since disk/power event notifications are handled by udisks/upower (but not in SL yet). </text:p>
              </text:list-item>
              <text:list-item>
                <text:p>Have their own dbus interfac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techpoly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sources</text:p>
          </draw:text-box>
        </draw:frame>
        <draw:frame presentation:style-name="pr1" draw:layer="layout" svg:width="25.199cm" svg:height="13.86cm" svg:x="1.4cm" svg:y="4.914cm" presentation:class="outline" presentation:user-transformed="true">
          <draw:text-box>
            <text:p><text:span text:style-name="T16"/></text:p>
            <text:p><text:span text:style-name="T16"><text:a xlink:href="http://www.linux.com/news/hardware/peripherals/180950-udev">http://www.linux.com/news/hardware/peripherals/180950-udev</text:a></text:span></text:p>
            <text:p><text:span text:style-name="T16"><text:a xlink:href="http://www.freedesktop.org/software/systemd/man/udev.html">http://www.freedesktop.org/software/systemd/man/udev.html</text:a></text:span></text:p>
            <text:p><text:span text:style-name="T16"><text:a xlink:href="http://www.reactivated.net/writing_udev_rules.html">http://www.reactivated.net/writing_udev_rules.html</text:a></text:span></text:p>
            <text:p><text:span text:style-name="T1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endscreen2" xlink:href="Pictures/10000000000003200000025871EEE600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blendscreen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3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lyt-techpoly" style:page-layout-name="PM1" draw:style-name="Mdp1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502</meta:generator>
    <dc:title>Technical Polygon</dc:title>
    <dc:description>Presentation Layout Template</dc:description>
    <meta:creation-date>2012-10-26T13:24:34</meta:creation-date>
    <dc:language>en-US</dc:language>
    <meta:editing-cycles>38</meta:editing-cycles>
    <meta:editing-duration>PT4H16M7S</meta:editing-duration>
    <dc:date>2012-10-31T11:53:03</dc:date>
    <meta:document-statistic meta:object-count="87"/>
    <meta:user-defined meta:name="Info 1"/>
    <meta:user-defined meta:name="Info 2"/>
    <meta:user-defined meta:name="Info 3"/>
    <meta:user-defined meta:name="Info 4"/>
    <meta:template xlink:type="simple" xlink:actuate="onRequest" xlink:title="Technical Polygon" xlink:href="../../../../usr/lib64/libreoffice/basis3.4/share/template/common/layout/lyt-techpoly.otp" meta:date="2006-12-14T14:51:29"/>
  </office:meta>
</office:document-meta>
</file>